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.371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03cm" fo:min-width="0.334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54cm" fo:min-width="0.334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612cm" fo:min-width="0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.736cm"/>
    </style:style>
    <style:style style:name="gr1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73cm"/>
    </style:style>
    <style:style style:name="gr13" style:family="graphic" style:parent-style-name="objectwithoutfill">
      <style:graphic-properties svg:stroke-color="#ff0000" draw:marker-end="Arrowheads_20_1" draw:fill="none" draw:textarea-vertical-align="middle"/>
    </style:style>
    <style:style style:name="gr14" style:family="graphic" style:parent-style-name="objectwithoutfill">
      <style:graphic-properties svg:stroke-color="#ff0000" draw:marker-start="Arrowheads_20_1" draw:marker-end="" draw:fill="none" draw:textarea-vertical-align="middle"/>
    </style:style>
    <style:style style:name="gr15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2" style:family="graphic" style:parent-style-name="objectwithoutfill">
      <style:graphic-properties svg:stroke-color="#c5000b" draw:marker-end="Arrowheads_20_1" draw:fill="none" draw:textarea-vertical-align="middle"/>
    </style:style>
    <style:style style:name="gr23" style:family="graphic" style:parent-style-name="objectwithoutfill">
      <style:graphic-properties svg:stroke-color="#83caff" draw:marker-start="Arrowheads_20_1" draw:marker-end="" draw:fill="none" draw:textarea-vertical-align="middle"/>
    </style:style>
    <style:style style:name="gr24" style:family="graphic" style:parent-style-name="objectwithoutfill">
      <style:graphic-properties svg:stroke-color="#c5000b" draw:marker-start="Arrowheads_20_1" draw:marker-end="" draw:fill="none" draw:textarea-vertical-align="middle"/>
    </style:style>
    <style:style style:name="gr25" style:family="graphic" style:parent-style-name="objectwithoutfill">
      <style:graphic-properties svg:stroke-color="#83caff" draw:marker-end="Arrowheads_20_1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8" style:family="graphic" style:parent-style-name="standard">
      <style:graphic-properties svg:stroke-color="#808080" draw:fill="solid" draw:fill-color="#000000"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7.069cm" svg:y1="19.9cm" svg:x2="27.9cm" svg:y2="19.9cm">
          <text:p/>
        </draw:line>
        <draw:line draw:style-name="gr2" draw:text-style-name="P1" draw:layer="layout" svg:x1="17.069cm" svg:y1="19.9cm" svg:x2="17.069cm" svg:y2="10.491cm">
          <text:p/>
        </draw:line>
        <draw:frame draw:style-name="gr3" draw:layer="layout" svg:width="0.925cm" svg:height="0.962cm" svg:x="26.7cm" svg:y="20cm">
          <draw:text-box>
            <text:p>S</text:p>
          </draw:text-box>
        </draw:frame>
        <draw:line draw:style-name="gr1" draw:text-style-name="P1" draw:layer="layout" svg:x1="17.07cm" svg:y1="19.9cm" svg:x2="27.901cm" svg:y2="19.9cm">
          <text:p/>
        </draw:line>
        <draw:line draw:style-name="gr2" draw:text-style-name="P1" draw:layer="layout" svg:x1="17.07cm" svg:y1="19.9cm" svg:x2="17.07cm" svg:y2="10.491cm">
          <text:p/>
        </draw:line>
        <draw:frame draw:style-name="gr4" draw:layer="layout" svg:width="0.818cm" svg:height="0.962cm" svg:x="15.7cm" svg:y="10.581cm">
          <draw:text-box>
            <text:p>T</text:p>
          </draw:text-box>
        </draw:frame>
        <draw:frame draw:style-name="gr5" draw:text-style-name="P2" draw:layer="layout" svg:width="0.783cm" svg:height="0.962cm" svg:x="26.4cm" svg:y="12.6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18.817cm" svg:y="13cm">
          <draw:text-box>
            <text:p><text:span text:style-name="T1">2</text:span></text:p>
          </draw:text-box>
        </draw:frame>
        <draw:frame draw:style-name="gr5" draw:text-style-name="P2" draw:layer="layout" svg:width="0.783cm" svg:height="0.962cm" svg:x="17.6cm" svg:y="18.038cm">
          <draw:text-box draw:corner-radius="0.299cm">
            <text:p><text:span text:style-name="T1">3</text:span></text:p>
          </draw:text-box>
        </draw:frame>
        <draw:frame draw:style-name="gr6" draw:text-style-name="P2" draw:layer="layout" svg:width="0.784cm" svg:height="1.004cm" svg:x="24.616cm" svg:y="18.2cm">
          <draw:text-box>
            <text:p><text:span text:style-name="T1">4</text:span></text:p>
          </draw:text-box>
        </draw:frame>
        <draw:line draw:style-name="gr1" draw:text-style-name="P1" draw:layer="layout" svg:x1="2.17cm" svg:y1="19.901cm" svg:x2="13.001cm" svg:y2="19.901cm">
          <text:p/>
        </draw:line>
        <draw:line draw:style-name="gr2" draw:text-style-name="P1" draw:layer="layout" svg:x1="2.17cm" svg:y1="19.901cm" svg:x2="2.17cm" svg:y2="10.492cm">
          <text:p/>
        </draw:line>
        <draw:frame draw:style-name="gr3" draw:layer="layout" svg:width="0.925cm" svg:height="0.962cm" svg:x="11.801cm" svg:y="20.101cm">
          <draw:text-box>
            <text:p>V</text:p>
          </draw:text-box>
        </draw:frame>
        <draw:line draw:style-name="gr1" draw:text-style-name="P1" draw:layer="layout" svg:x1="2.171cm" svg:y1="19.901cm" svg:x2="13.002cm" svg:y2="19.901cm">
          <text:p/>
        </draw:line>
        <draw:line draw:style-name="gr2" draw:text-style-name="P1" draw:layer="layout" svg:x1="2.171cm" svg:y1="19.8cm" svg:x2="2.171cm" svg:y2="10.391cm">
          <text:p/>
        </draw:line>
        <draw:frame draw:style-name="gr4" draw:layer="layout" svg:width="0.818cm" svg:height="0.962cm" svg:x="0.801cm" svg:y="10.582cm">
          <draw:text-box>
            <text:p>P</text:p>
          </draw:text-box>
        </draw:frame>
        <draw:frame draw:style-name="gr5" draw:text-style-name="P2" draw:layer="layout" svg:width="0.783cm" svg:height="0.962cm" svg:x="10.3cm" svg:y="13.999cm">
          <draw:text-box>
            <text:p><text:span text:style-name="T1">1</text:span></text:p>
          </draw:text-box>
        </draw:frame>
        <draw:frame draw:style-name="gr5" draw:text-style-name="P2" draw:layer="layout" svg:width="0.783cm" svg:height="0.962cm" svg:x="3.439cm" svg:y="11.359cm">
          <draw:text-box>
            <text:p><text:span text:style-name="T1">2</text:span></text:p>
          </draw:text-box>
        </draw:frame>
        <draw:frame draw:style-name="gr7" draw:text-style-name="P2" draw:layer="layout" svg:width="0.929cm" svg:height="0.962cm" svg:x="3cm" svg:y="17.3cm">
          <draw:text-box>
            <text:p><text:span text:style-name="T1">3</text:span></text:p>
          </draw:text-box>
        </draw:frame>
        <draw:frame draw:style-name="gr5" draw:text-style-name="P2" draw:layer="layout" svg:width="0.784cm" svg:height="0.962cm" svg:x="10.3cm" svg:y="18.8cm">
          <draw:text-box>
            <text:p><text:span text:style-name="T1">4</text:span></text:p>
          </draw:text-box>
        </draw:frame>
        <draw:frame draw:style-name="gr8" draw:layer="layout" svg:width="2.127cm" svg:height="1.171cm" svg:x="3.4cm" svg:y="19.929cm">
          <draw:text-box>
            <text:p>V<text:span text:style-name="T2">2</text:span>=V<text:span text:style-name="T2">3</text:span></text:p>
          </draw:text-box>
        </draw:frame>
        <draw:frame draw:style-name="gr9" draw:layer="layout" svg:width="1.461cm" svg:height="1.171cm" svg:x="21.678cm" svg:y="12.129cm">
          <draw:text-box>
            <text:p>Q<text:span text:style-name="T2">H</text:span></text:p>
          </draw:text-box>
        </draw:frame>
        <draw:custom-shape draw:style-name="gr10" draw:text-style-name="P1" draw:layer="layout" svg:width="0.551cm" svg:height="1.8cm" svg:x="22.849cm" svg:y="11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51cm" svg:height="1.358cm" svg:x="21.5cm" svg:y="18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51cm" svg:height="1.358cm" svg:x="21.501cm" svg:y="18.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1.358cm" svg:height="1.171cm" svg:x="20.3cm" svg:y="18.6cm">
          <draw:text-box>
            <text:p>Q<text:span text:style-name="T2">L</text:span></text:p>
          </draw:text-box>
        </draw:frame>
        <draw:line draw:style-name="gr13" draw:text-style-name="P1" draw:layer="layout" svg:x1="4cm" svg:y1="12.1cm" svg:x2="4cm" svg:y2="17.3cm">
          <text:p/>
        </draw:line>
        <draw:line draw:style-name="gr14" draw:text-style-name="P1" draw:layer="layout" svg:x1="10.3cm" svg:y1="13.999cm" svg:x2="10.3cm" svg:y2="19.199cm">
          <text:p/>
        </draw:line>
        <draw:path draw:style-name="gr13" draw:text-style-name="P1" draw:layer="layout" svg:width="6.408cm" svg:height="1.491cm" draw:transform="rotate (3.0775390700416) translate (10.3cm 13.999cm)" svg:viewBox="0 0 6409 1492" svg:d="m0 0c3106 0 6409 1492 6409 1492">
          <text:p/>
        </draw:path>
        <draw:path draw:style-name="gr13" draw:text-style-name="P1" draw:layer="layout" svg:width="6.454cm" svg:height="1.278cm" draw:transform="rotate (-0.488343124708013) translate (4.59991932686923cm 16.1707650937349cm)" svg:viewBox="0 0 6455 1279" svg:d="m0 1279c3624 0 6455-1279 6455-1279">
          <text:p/>
        </draw:path>
        <draw:frame draw:style-name="gr8" draw:layer="layout" svg:width="2.127cm" svg:height="1.171cm" svg:x="8.701cm" svg:y="19.93cm">
          <draw:text-box>
            <text:p>V<text:span text:style-name="T2">1</text:span>=V<text:span text:style-name="T2">4</text:span></text:p>
          </draw:text-box>
        </draw:frame>
        <draw:line draw:style-name="gr15" draw:text-style-name="P1" draw:layer="layout" svg:x1="26.3cm" svg:y1="13.2cm" svg:x2="19.683cm" svg:y2="13.2cm">
          <text:p/>
        </draw:line>
        <draw:line draw:style-name="gr14" draw:text-style-name="P1" draw:layer="layout" svg:x1="24.901cm" svg:y1="18.2cm" svg:x2="18.284cm" svg:y2="18.2cm">
          <text:p/>
        </draw:line>
        <draw:path draw:style-name="gr13" draw:text-style-name="P1" draw:layer="layout" svg:width="4.547cm" svg:height="2.504cm" draw:transform="rotate (-1.34006379968125) translate (19.68300000939cm 13.1999999977941cm)" svg:viewBox="0 0 4548 2505" svg:d="m0 0c2260 0 4548 2505 4548 2505">
          <text:p/>
        </draw:path>
        <draw:path draw:style-name="gr13" draw:text-style-name="P1" draw:layer="layout" svg:width="4.839cm" svg:height="1.878cm" draw:transform="rotate (0.927642497434986) translate (23.3973131329521cm 17.0730505740386cm)" svg:viewBox="0 0 4840 1879" svg:d="m0 1879c2499 0 4840-1879 4840-1879">
          <text:p/>
        </draw:path>
        <draw:frame draw:style-name="gr8" draw:layer="layout" svg:width="2.059cm" svg:height="1.171cm" svg:x="14.8cm" svg:y="17.629cm">
          <draw:text-box>
            <text:p>T<text:span text:style-name="T2">3</text:span>=T<text:span text:style-name="T2">4</text:span></text:p>
          </draw:text-box>
        </draw:frame>
        <draw:frame draw:style-name="gr8" draw:layer="layout" svg:width="2.059cm" svg:height="1.171cm" svg:x="14.801cm" svg:y="12.83cm">
          <draw:text-box>
            <text:p>T<text:span text:style-name="T2">1</text:span>=T<text:span text:style-name="T2">2</text:span></text:p>
          </draw:text-box>
        </draw:frame>
        <draw:line draw:style-name="gr16" draw:text-style-name="P1" draw:layer="layout" svg:x1="5.6cm" svg:y1="6cm" svg:x2="5.6cm" svg:y2="8.8cm">
          <text:p/>
        </draw:line>
        <draw:custom-shape draw:style-name="gr17" draw:text-style-name="P1" draw:layer="layout" svg:width="0.188cm" svg:height="2cm" svg:x="6.831cm" svg:y="8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75cm" svg:height="0.2cm" svg:x="5.6cm" svg:y="8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8.35cm" svg:y1="5.95cm" svg:x2="8.35cm" svg:y2="8.75cm">
          <text:p/>
        </draw:line>
        <draw:line draw:style-name="gr16" draw:text-style-name="P1" draw:layer="layout" svg:x1="5.6cm" svg:y1="6cm" svg:x2="6cm" svg:y2="6cm">
          <text:p/>
        </draw:line>
        <draw:line draw:style-name="gr16" draw:text-style-name="P1" draw:layer="layout" svg:x1="7.8cm" svg:y1="6cm" svg:x2="8.35cm" svg:y2="5.95cm">
          <text:p/>
        </draw:line>
        <draw:line draw:style-name="gr16" draw:text-style-name="P1" draw:layer="layout" svg:x1="6.35cm" svg:y1="5.999cm" svg:x2="7.549cm" svg:y2="5.999cm">
          <text:p/>
        </draw:line>
        <draw:line draw:style-name="gr16" draw:text-style-name="P1" draw:layer="layout" svg:x1="21.05cm" svg:y1="5.95cm" svg:x2="21.05cm" svg:y2="8.75cm">
          <text:p/>
        </draw:line>
        <draw:custom-shape draw:style-name="gr17" draw:text-style-name="P1" draw:layer="layout" svg:width="0.188cm" svg:height="2cm" svg:x="22.281cm" svg:y="6.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75cm" svg:height="0.2cm" svg:x="21.05cm" svg:y="6.75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3.8cm" svg:y1="5.9cm" svg:x2="23.8cm" svg:y2="8.7cm">
          <text:p/>
        </draw:line>
        <draw:custom-shape draw:style-name="gr18" draw:text-style-name="P1" draw:layer="layout" svg:width="4.4cm" svg:height="2.6cm" svg:x="12.6cm" svg:y="1.3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7.85cm" svg:y1="3.4cm" svg:x2="7.85cm" svg:y2="6cm">
          <text:p/>
        </draw:line>
        <draw:line draw:style-name="gr19" draw:text-style-name="P1" draw:layer="layout" svg:x1="7.549cm" svg:y1="3.1cm" svg:x2="7.549cm" svg:y2="5.999cm">
          <text:p/>
        </draw:line>
        <draw:line draw:style-name="gr19" draw:text-style-name="P1" draw:layer="layout" svg:x1="7.85cm" svg:y1="3.4cm" svg:x2="12.6cm" svg:y2="3.4cm">
          <text:p/>
        </draw:line>
        <draw:line draw:style-name="gr19" draw:text-style-name="P1" draw:layer="layout" svg:x1="7.549cm" svg:y1="3.1cm" svg:x2="12.6cm" svg:y2="3.1cm">
          <text:p/>
        </draw:line>
        <draw:custom-shape draw:style-name="gr20" draw:text-style-name="P1" draw:layer="layout" svg:width="4.4cm" svg:height="0.4cm" svg:x="12.6cm" svg:y="3.1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6.95cm" svg:y1="3.399cm" svg:x2="21.7cm" svg:y2="3.399cm">
          <text:p/>
        </draw:line>
        <draw:line draw:style-name="gr19" draw:text-style-name="P1" draw:layer="layout" svg:x1="16.949cm" svg:y1="3.099cm" svg:x2="22cm" svg:y2="3.099cm">
          <text:p/>
        </draw:line>
        <draw:line draw:style-name="gr19" draw:text-style-name="P1" draw:layer="layout" svg:x1="22cm" svg:y1="3.099cm" svg:x2="22cm" svg:y2="5.999cm">
          <text:p/>
        </draw:line>
        <draw:line draw:style-name="gr19" draw:text-style-name="P1" draw:layer="layout" svg:x1="21.649cm" svg:y1="3.399cm" svg:x2="21.649cm" svg:y2="5.998cm">
          <text:p/>
        </draw:line>
        <draw:line draw:style-name="gr19" draw:text-style-name="P1" draw:layer="layout" svg:x1="17cm" svg:y1="2cm" svg:x2="22.998cm" svg:y2="2cm">
          <text:p/>
        </draw:line>
        <draw:line draw:style-name="gr19" draw:text-style-name="P1" draw:layer="layout" svg:x1="17cm" svg:y1="1.7cm" svg:x2="23.3cm" svg:y2="1.7cm">
          <text:p/>
        </draw:line>
        <draw:line draw:style-name="gr19" draw:text-style-name="P1" draw:layer="layout" svg:x1="23.3cm" svg:y1="1.6cm" svg:x2="23.3cm" svg:y2="5.998cm">
          <text:p/>
        </draw:line>
        <draw:line draw:style-name="gr19" draw:text-style-name="P1" draw:layer="layout" svg:x1="22.998cm" svg:y1="2cm" svg:x2="22.998cm" svg:y2="5.997cm">
          <text:p/>
        </draw:line>
        <draw:line draw:style-name="gr16" draw:text-style-name="P1" draw:layer="layout" svg:x1="22cm" svg:y1="5.999cm" svg:x2="22.998cm" svg:y2="5.997cm">
          <text:p/>
        </draw:line>
        <draw:line draw:style-name="gr16" draw:text-style-name="P1" draw:layer="layout" svg:x1="21.05cm" svg:y1="5.95cm" svg:x2="21.649cm" svg:y2="5.95cm">
          <text:p/>
        </draw:line>
        <draw:line draw:style-name="gr16" draw:text-style-name="P1" draw:layer="layout" svg:x1="23.3cm" svg:y1="5.949cm" svg:x2="23.749cm" svg:y2="5.949cm">
          <text:p/>
        </draw:line>
        <draw:line draw:style-name="gr19" draw:text-style-name="P1" draw:layer="layout" svg:x1="6.35cm" svg:y1="1.999cm" svg:x2="6.35cm" svg:y2="5.999cm">
          <text:p/>
        </draw:line>
        <draw:line draw:style-name="gr19" draw:text-style-name="P1" draw:layer="layout" svg:x1="6.1cm" svg:y1="1.599cm" svg:x2="6.1cm" svg:y2="6cm">
          <text:p/>
        </draw:line>
        <draw:line draw:style-name="gr19" draw:text-style-name="P1" draw:layer="layout" svg:x1="6.35cm" svg:y1="2cm" svg:x2="12.5cm" svg:y2="1.999cm">
          <text:p/>
        </draw:line>
        <draw:line draw:style-name="gr19" draw:text-style-name="P1" draw:layer="layout" svg:x1="6.049cm" svg:y1="1.6cm" svg:x2="12.599cm" svg:y2="1.599cm">
          <text:p/>
        </draw:line>
        <draw:custom-shape draw:style-name="gr21" draw:text-style-name="P1" draw:layer="layout" svg:width="4.4cm" svg:height="0.4cm" svg:x="12.599cm" svg:y="1.59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3.211cm" svg:height="0.962cm" svg:x="1.9cm" svg:y="6.9cm">
          <draw:text-box>
            <text:p>Expander</text:p>
          </draw:text-box>
        </draw:frame>
        <draw:frame draw:style-name="gr8" draw:layer="layout" svg:width="3.952cm" svg:height="0.962cm" svg:x="24.001cm" svg:y="6.9cm">
          <draw:text-box>
            <text:p>Compressor</text:p>
          </draw:text-box>
        </draw:frame>
        <draw:frame draw:style-name="gr8" draw:text-style-name="P1" draw:layer="layout" svg:width="5.328cm" svg:height="1.673cm" svg:x="12.5cm" svg:y="4.6cm">
          <draw:text-box>
            <text:p text:style-name="P1">Constant Volume</text:p>
            <text:p text:style-name="P1">Regenerator</text:p>
          </draw:text-box>
        </draw:frame>
        <draw:frame draw:style-name="gr5" draw:text-style-name="P2" draw:layer="layout" svg:width="0.783cm" svg:height="0.962cm" svg:x="20.866cm" svg:y="5.036cm">
          <draw:text-box>
            <text:p><text:span text:style-name="T1">1</text:span></text:p>
          </draw:text-box>
        </draw:frame>
        <draw:frame draw:style-name="gr5" draw:text-style-name="P2" draw:layer="layout" svg:width="0.784cm" svg:height="0.962cm" svg:x="7.85cm" svg:y="4.988cm">
          <draw:text-box>
            <text:p><text:span text:style-name="T1">4</text:span></text:p>
          </draw:text-box>
        </draw:frame>
        <draw:frame draw:style-name="gr5" draw:text-style-name="P2" draw:layer="layout" svg:width="0.783cm" svg:height="0.962cm" svg:x="23.3cm" svg:y="5.038cm">
          <draw:text-box>
            <text:p><text:span text:style-name="T1">2</text:span></text:p>
          </draw:text-box>
        </draw:frame>
        <draw:frame draw:style-name="gr7" draw:text-style-name="P2" draw:layer="layout" svg:width="0.929cm" svg:height="0.962cm" svg:x="5.2cm" svg:y="5.038cm">
          <draw:text-box>
            <text:p><text:span text:style-name="T1">3</text:span></text:p>
          </draw:text-box>
        </draw:frame>
        <draw:line draw:style-name="gr22" draw:text-style-name="P1" draw:layer="layout" svg:x1="18cm" svg:y1="3.8cm" svg:x2="19.8cm" svg:y2="3.8cm">
          <text:p/>
        </draw:line>
        <draw:line draw:style-name="gr23" draw:text-style-name="P1" draw:layer="layout" svg:x1="9cm" svg:y1="1.2cm" svg:x2="10.8cm" svg:y2="1.2cm">
          <text:p/>
        </draw:line>
        <draw:line draw:style-name="gr24" draw:text-style-name="P1" draw:layer="layout" svg:x1="18cm" svg:y1="1.4cm" svg:x2="19.8cm" svg:y2="1.4cm">
          <text:p/>
        </draw:line>
        <draw:line draw:style-name="gr25" draw:text-style-name="P1" draw:layer="layout" svg:x1="8.999cm" svg:y1="3.7cm" svg:x2="10.799cm" svg:y2="3.7cm">
          <text:p/>
        </draw:line>
        <draw:custom-shape draw:style-name="gr26" draw:text-style-name="P1" draw:layer="layout" svg:width="2cm" svg:height="0.8cm" svg:x="8.4cm" svg:y="6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1.358cm" svg:height="1.171cm" svg:x="9cm" svg:y="7.429cm">
          <draw:text-box>
            <text:p>Q<text:span text:style-name="T2">L</text:span></text:p>
          </draw:text-box>
        </draw:frame>
        <draw:custom-shape draw:style-name="gr10" draw:text-style-name="P1" draw:layer="layout" svg:width="2cm" svg:height="0.8cm" svg:x="18.999cm" svg:y="7.4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1.461cm" svg:height="1.171cm" svg:x="19.489cm" svg:y="8.1cm">
          <draw:text-box>
            <text:p>Q<text:span text:style-name="T2">H</text:span></text:p>
          </draw:text-box>
        </draw:frame>
        <draw:custom-shape draw:style-name="gr27" draw:text-style-name="P1" draw:layer="layout" svg:width="0.6cm" svg:height="1.1cm" svg:x="14.2cm" svg:y="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2.307cm" svg:height="1.171cm" svg:x="14.642cm" svg:y="2.029cm">
          <draw:text-box>
            <text:p>Q<text:span text:style-name="T2">Gen</text:span></text:p>
          </draw:text-box>
        </draw:frame>
        <draw:custom-shape draw:style-name="gr26" draw:text-style-name="P1" draw:layer="layout" svg:width="2.75cm" svg:height="1.9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0.752cm" svg:x="21.05cm" svg:y="5.99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3.347cm" svg:height="0.962cm" draw:transform="rotate (1.17530471829298) translate (17.4cm 17.289cm)">
          <draw:text-box>
            <text:p>V = const.</text:p>
          </draw:text-box>
        </draw:frame>
        <draw:frame draw:style-name="gr8" draw:layer="layout" svg:width="3.347cm" svg:height="0.962cm" draw:transform="rotate (1.17530471829298) translate (25.301cm 17.689cm)">
          <draw:text-box>
            <text:p>V = const.</text:p>
          </draw:text-box>
        </draw:frame>
        <draw:frame draw:style-name="gr8" draw:layer="layout" svg:width="3.3cm" svg:height="0.962cm" draw:transform="rotate (-0.328470965225333) translate (5.943cm 11.831cm)">
          <draw:text-box>
            <text:p>T = const.</text:p>
          </draw:text-box>
        </draw:frame>
        <draw:frame draw:style-name="gr8" draw:layer="layout" svg:width="3.3cm" svg:height="0.962cm" draw:transform="rotate (-0.328470965225333) translate (5.142cm 17.832cm)">
          <draw:text-box>
            <text:p>T = const.</text:p>
          </draw:text-box>
        </draw:frame>
        <draw:custom-shape draw:style-name="gr28" draw:text-style-name="P1" draw:layer="layout" svg:width="5.1cm" svg:height="0.6cm" svg:x="20cm" svg:y="15.6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2.307cm" svg:height="1.171cm" svg:x="21.4cm" svg:y="14.629cm">
          <draw:text-box>
            <text:p>Q<text:span text:style-name="T2">Gen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3-15T17:47:42</meta:creation-date>
    <dc:date>2013-03-19T10:57:37</dc:date>
    <dc:creator>Jeff Gomes</dc:creator>
    <meta:editing-duration>PT1H17M43S</meta:editing-duration>
    <meta:editing-cycles>9</meta:editing-cycles>
    <meta:generator>LibreOffice/3.5$Linux_X86_64 LibreOffice_project/350m1$Build-2</meta:generator>
    <meta:document-statistic meta:object-count="118"/>
  </office:meta>
</office:document-meta>
</file>